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background-color="#e6e6e6" fo:padding="0.0382in" fo:border="0.05pt solid #000000">
        <style:background-image/>
      </style:table-cell-properties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7174in" style:rel-column-width="6786*"/>
    </style:style>
    <style:style style:name="Table2.B" style:family="table-column">
      <style:table-column-properties style:column-width="2.4382in" style:rel-column-width="23067*"/>
    </style:style>
    <style:style style:name="Table2.C" style:family="table-column">
      <style:table-column-properties style:column-width="1.1667in" style:rel-column-width="11037*"/>
    </style:style>
    <style:style style:name="Table2.D" style:family="table-column">
      <style:table-column-properties style:column-width="0.8951in" style:rel-column-width="8468*"/>
    </style:style>
    <style:style style:name="Table2.E" style:family="table-column">
      <style:table-column-properties style:column-width="0.625in" style:rel-column-width="5912*"/>
    </style:style>
    <style:style style:name="Table2.F" style:family="table-column">
      <style:table-column-properties style:column-width="1.0847in" style:rel-column-width="10265*"/>
    </style:style>
    <style:style style:name="Table2.A1" style:family="table-cell">
      <style:table-cell-properties fo:padding="0.0382in" fo:border="none"/>
    </style:style>
    <style:style style:name="Tabla4" style:family="table">
      <style:table-properties style:width="6.9271in" fo:margin-left="0in" fo:margin-right="-0.0021in" table:align="margins"/>
    </style:style>
    <style:style style:name="Tabla4.A" style:family="table-column">
      <style:table-column-properties style:column-width="0.7174in" style:rel-column-width="6786*"/>
    </style:style>
    <style:style style:name="Tabla4.B" style:family="table-column">
      <style:table-column-properties style:column-width="3.2201in" style:rel-column-width="30464*"/>
    </style:style>
    <style:style style:name="Tabla4.C" style:family="table-column">
      <style:table-column-properties style:column-width="0.3847in" style:rel-column-width="3639*"/>
    </style:style>
    <style:style style:name="Tabla4.D" style:family="table-column">
      <style:table-column-properties style:column-width="0.8951in" style:rel-column-width="8468*"/>
    </style:style>
    <style:style style:name="Tabla4.E" style:family="table-column">
      <style:table-column-properties style:column-width="0.625in" style:rel-column-width="5912*"/>
    </style:style>
    <style:style style:name="Tabla4.F" style:family="table-column">
      <style:table-column-properties style:column-width="1.0854in" style:rel-column-width="10266*"/>
    </style:style>
    <style:style style:name="Tabla4.A1" style:family="table-cell">
      <style:table-cell-properties fo:padding="0.0382in" fo:border="none"/>
    </style:style>
    <style:style style:name="Tabla8" style:family="table">
      <style:table-properties style:width="6.9271in" fo:margin-left="0in" fo:margin-right="-0.0021in" table:align="margins"/>
    </style:style>
    <style:style style:name="Tabla8.A" style:family="table-column">
      <style:table-column-properties style:column-width="6.9271in" style:rel-column-width="65535*"/>
    </style:style>
    <style:style style:name="Tabla8.A1" style:family="table-cell">
      <style:table-cell-properties fo:padding="0.0382in" fo:border="none"/>
    </style:style>
    <style:style style:name="Tabla10" style:family="table">
      <style:table-properties style:width="6.8507in" table:align="margins"/>
    </style:style>
    <style:style style:name="Tabla10.A" style:family="table-column">
      <style:table-column-properties style:column-width="6.8507in" style:rel-column-width="65535*"/>
    </style:style>
    <style:style style:name="Tabla10.A1" style:family="table-cell">
      <style:table-cell-properties fo:padding="0.0382in" fo:border="none"/>
    </style:style>
    <style:style style:name="Tabla11" style:family="table">
      <style:table-properties style:width="6.8507in" table:align="margins"/>
    </style:style>
    <style:style style:name="Tabla11.A" style:family="table-column">
      <style:table-column-properties style:column-width="1.0708in" style:rel-column-width="10243*"/>
    </style:style>
    <style:style style:name="Tabla11.B" style:family="table-column">
      <style:table-column-properties style:column-width="1.0722in" style:rel-column-width="10257*"/>
    </style:style>
    <style:style style:name="Tabla11.D" style:family="table-column">
      <style:table-column-properties style:column-width="0.7431in" style:rel-column-width="7108*"/>
    </style:style>
    <style:style style:name="Tabla11.E" style:family="table-column">
      <style:table-column-properties style:column-width="1.4028in" style:rel-column-width="13419*"/>
    </style:style>
    <style:style style:name="Tabla11.F" style:family="table-column">
      <style:table-column-properties style:column-width="1.4896in" style:rel-column-width="14251*"/>
    </style:style>
    <style:style style:name="Tabla11.1" style:family="table-row">
      <style:table-row-properties style:min-row-height="0.2396in"/>
    </style:style>
    <style:style style:name="Tabla11.A1" style:family="table-cell">
      <style:table-cell-properties fo:padding="0.0382in" fo:border="none"/>
    </style:style>
    <style:style style:name="Tabla5" style:family="table">
      <style:table-properties style:width="6.9271in" fo:margin-left="0in" table:align="left"/>
    </style:style>
    <style:style style:name="Tabla5.A" style:family="table-column">
      <style:table-column-properties style:column-width="1.1042in"/>
    </style:style>
    <style:style style:name="Tabla5.B" style:family="table-column">
      <style:table-column-properties style:column-width="1.0729in"/>
    </style:style>
    <style:style style:name="Tabla5.C" style:family="table-column">
      <style:table-column-properties style:column-width="1.0833in"/>
    </style:style>
    <style:style style:name="Tabla5.D" style:family="table-column">
      <style:table-column-properties style:column-width="0.7292in"/>
    </style:style>
    <style:style style:name="Tabla5.E" style:family="table-column">
      <style:table-column-properties style:column-width="1.3951in"/>
    </style:style>
    <style:style style:name="Tabla5.F" style:family="table-column">
      <style:table-column-properties style:column-width="1.5424in"/>
    </style:style>
    <style:style style:name="Tabla5.1" style:family="table-row">
      <style:table-row-properties style:min-row-height="0.3438in"/>
    </style:style>
    <style:style style:name="Tabla5.A1" style:family="table-cell">
      <style:table-cell-properties fo:padding="0.0382in" fo:border="none"/>
    </style:style>
    <style:style style:name="Tabla9" style:family="table">
      <style:table-properties style:width="6.9271in" fo:margin-left="0in" fo:margin-right="-0.0021in" table:align="margins"/>
    </style:style>
    <style:style style:name="Tabla9.A" style:family="table-column">
      <style:table-column-properties style:column-width="1.125in" style:rel-column-width="10643*"/>
    </style:style>
    <style:style style:name="Tabla9.B" style:family="table-column">
      <style:table-column-properties style:column-width="5.8021in" style:rel-column-width="54892*"/>
    </style:style>
    <style:style style:name="Tabla9.A1" style:family="table-cell">
      <style:table-cell-properties fo:padding="0.0382in" fo:border="none"/>
    </style:style>
    <style:style style:name="Tabla1" style:family="table">
      <style:table-properties style:width="6.9271in" fo:margin-left="0in" fo:margin-right="-0.0021in" table:align="margins"/>
    </style:style>
    <style:style style:name="Tabla1.A" style:family="table-column">
      <style:table-column-properties style:column-width="1.125in" style:rel-column-width="10643*"/>
    </style:style>
    <style:style style:name="Tabla1.B" style:family="table-column">
      <style:table-column-properties style:column-width="5.8021in" style:rel-column-width="54892*"/>
    </style:style>
    <style:style style:name="Tabla1.A1" style:family="table-cell">
      <style:table-cell-properties fo:padding="0.0382in" fo:border="none"/>
    </style:style>
    <style:style style:name="Tabla2" style:family="table">
      <style:table-properties style:width="6.9271in" fo:margin-left="0in" fo:margin-right="-0.0021in" table:align="margins"/>
    </style:style>
    <style:style style:name="Tabla2.A" style:family="table-column">
      <style:table-column-properties style:column-width="1.125in" style:rel-column-width="10643*"/>
    </style:style>
    <style:style style:name="Tabla2.B" style:family="table-column">
      <style:table-column-properties style:column-width="5.8021in" style:rel-column-width="54892*"/>
    </style:style>
    <style:style style:name="Tabla2.A1" style:family="table-cell">
      <style:table-cell-properties fo:padding="0.0382in" fo:border="none"/>
    </style:style>
    <style:style style:name="P1" style:family="paragraph" style:parent-style-name="Standard">
      <style:text-properties style:font-name="Cantarell" fo:font-size="10pt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ntarell" fo:font-size="10pt" officeooo:paragraph-rsid="00144819" style:font-size-asian="10pt" style:font-size-complex="10pt"/>
    </style:style>
    <style:style style:name="P4" style:family="paragraph" style:parent-style-name="Standard">
      <style:text-properties style:font-name="Cantarell" fo:font-size="10pt" officeooo:paragraph-rsid="0014aa8b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Cantarell" fo:font-size="10pt" officeooo:rsid="00166302" officeooo:paragraph-rsid="00166302" style:font-size-asian="10pt" style:font-size-complex="10pt"/>
    </style:style>
    <style:style style:name="P6" style:family="paragraph" style:parent-style-name="Standard">
      <style:text-properties style:font-name="Cantarell" fo:font-size="10pt" officeooo:rsid="00166302" officeooo:paragraph-rsid="00166302" style:font-size-asian="10pt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loext:graphic-properties draw:fill="solid" draw:fill-color="#47b8b8" draw:opacity="100%"/>
      <style:paragraph-properties fo:text-align="center" style:justify-single-word="false" fo:background-color="#47b8b8"/>
      <style:text-properties fo:color="#ffffff" style:font-name="Cantarel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Cantarell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Cantarell" fo:font-size="10pt" style:font-size-asian="10pt" style:font-size-complex="10pt"/>
    </style:style>
    <style:style style:name="P11" style:family="paragraph" style:parent-style-name="Table_20_Contents">
      <style:paragraph-properties fo:text-align="start" style:justify-single-word="false"/>
      <style:text-properties style:font-name="Cantarell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Cantarell" fo:font-size="10pt" style:font-size-asian="10pt" style:font-size-complex="10pt"/>
    </style:style>
    <style:style style:name="P13" style:family="paragraph" style:parent-style-name="Table_20_Contents">
      <style:text-properties style:font-name="Cantarell" fo:font-size="10pt" officeooo:paragraph-rsid="00161016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ntarell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Cantarell" fo:font-size="10pt" fo:font-weight="bold" officeooo:rsid="00144819" officeooo:paragraph-rsid="0014481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antarell" fo:font-size="10pt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Cantarell" fo:font-size="10pt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color="#ff0000" style:font-name="Cantarell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fo:color="#ff0000" style:font-name="Cantarell" fo:font-size="10pt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2781d" officeooo:paragraph-rsid="0018e71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style:font-name="Cantarell" fo:font-size="10pt" fo:font-weight="normal" officeooo:rsid="00b49697" officeooo:paragraph-rsid="0018e71a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Cantarell" fo:font-size="10pt" fo:font-weight="bold" officeooo:paragraph-rsid="0018e71a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000000" style:font-name="Cantarell" fo:font-size="10pt" fo:font-weight="bold" officeooo:rsid="001d80de" officeooo:paragraph-rsid="0018e71a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000080" style:font-name="Cantarell" fo:font-size="10pt" officeooo:paragraph-rsid="0018e71a" style:font-size-asian="10pt" style:font-size-complex="10pt"/>
    </style:style>
    <style:style style:name="T1" style:family="text">
      <style:text-properties officeooo:rsid="000fb348"/>
    </style:style>
    <style:style style:name="T2" style:family="text">
      <style:text-properties fo:color="#000000" fo:font-weight="bold" style:font-weight-asian="bold" style:font-weight-complex="bold"/>
    </style:style>
    <style:style style:name="T3" style:family="text">
      <style:text-properties fo:color="#000000" fo:font-weight="bold" officeooo:rsid="00b9df0f" style:font-weight-asian="bold" style:font-weight-complex="bold"/>
    </style:style>
    <style:style style:name="T4" style:family="text">
      <style:text-properties fo:color="#000000" fo:font-weight="normal" officeooo:rsid="00b2781d" style:font-weight-asian="normal" style:font-weight-complex="normal"/>
    </style:style>
    <style:style style:name="T5" style:family="text">
      <style:text-properties fo:font-weight="normal" officeooo:rsid="00b2781d" style:font-weight-asian="normal" style:font-weight-complex="normal"/>
    </style:style>
    <style:style style:name="T6" style:family="text">
      <style:text-properties fo:font-weight="normal" officeooo:rsid="00b9df0f" style:font-weight-asian="normal" style:font-weight-complex="normal"/>
    </style:style>
    <style:style style:name="T7" style:family="text">
      <style:text-properties fo:font-weight="normal" officeooo:rsid="00b49697" style:font-weight-asian="normal" style:font-weight-complex="normal"/>
    </style:style>
    <style:style style:name="T8" style:family="text">
      <style:text-properties fo:font-weight="normal" officeooo:rsid="00b67d27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test in objects"&gt;</text:placeholder></text:p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LABORATORY REPORT</text:p>
          </table:table-cell>
        </table:table-row>
      </table:table>
      <text:p text:style-name="P7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">Name</text:p>
          </table:table-cell>
          <table:table-cell table:style-name="Table2.A1" table:number-columns-spanned="2" office:value-type="string">
            <text:p text:style-name="P3"><text:placeholder text:placeholder-type="text">&lt;test.patient.name.lastname&gt;</text:placeholder>,<text:placeholder text:placeholder-type="text">&lt;test.patient.name.name&gt;</text:placeholder></text:p>
          </table:table-cell>
          <table:covered-table-cell/>
          <table:table-cell table:style-name="Table2.A1" office:value-type="string">
            <text:p text:style-name="P2"><text:span text:style-name="T1">PU</text:span>ID </text:p>
          </table:table-cell>
          <table:table-cell table:style-name="Table2.A1" table:number-columns-spanned="2" office:value-type="string">
            <text:p text:style-name="P1"><text:placeholder text:placeholder-type="text">&lt;test.patient.puid or ''&gt;</text:placeholder></text:p>
          </table:table-cell>
          <table:covered-table-cell/>
        </table:table-row>
        <table:table-row>
          <table:table-cell table:style-name="Table2.A1" office:value-type="string">
            <text:p text:style-name="P10">Date</text:p>
          </table:table-cell>
          <table:table-cell table:style-name="Table2.A1" office:value-type="string">
            <text:p text:style-name="P9"><text:placeholder text:placeholder-type="text">&lt;test.date_analysis&gt;</text:placeholder></text:p>
          </table:table-cell>
          <table:table-cell table:style-name="Table2.A1" office:value-type="string">
            <text:p text:style-name="P10">Age</text:p>
          </table:table-cell>
          <table:table-cell table:style-name="Table2.A1" office:value-type="string">
            <text:p text:style-name="P21"><text:span text:style-name="T2"><text:placeholder text:placeholder-type="text">&lt;if test="test.patient.age.days &gt; 365"&gt;</text:placeholder></text:span></text:p>
            <text:p text:style-name="P25"><text:span text:style-name="T2"><text:placeholder text:placeholder-type="text">&lt;test.patient.age.days / 365&gt;</text:placeholder></text:span><text:span text:style-name="T2"> </text:span><text:span text:style-name="T3">y</text:span><text:span text:style-name="T4">ears </text:span></text:p>
            <text:p text:style-name="P23"><text:placeholder text:placeholder-type="text">&lt;/if&gt;</text:placeholder></text:p>
            <text:p text:style-name="P21"><text:placeholder text:placeholder-type="text">&lt;if test="test.patient.age.days &lt; 365 and test.patient.age.days &gt; 60"&gt;</text:placeholder></text:p>
            <text:p text:style-name="P23"><text:span text:style-name="T5"><text:placeholder text:placeholder-type="text">&lt;test.patient.age.days / 30&gt;</text:placeholder></text:span><text:span text:style-name="T5"> </text:span><text:span text:style-name="T6">m</text:span><text:span text:style-name="T7">onths </text:span></text:p>
            <text:p text:style-name="P22"><text:placeholder text:placeholder-type="text">&lt;/if&gt;</text:placeholder></text:p>
            <text:p text:style-name="P21"><text:placeholder text:placeholder-type="text">&lt;if test="test.patient.age.days &lt; 60"&gt;</text:placeholder></text:p>
            <text:p text:style-name="P23"><text:span text:style-name="T5"><text:placeholder text:placeholder-type="text">&lt;test.patient.age.days&gt;</text:placeholder></text:span><text:span text:style-name="T5"> </text:span><text:span text:style-name="T6">d</text:span><text:span text:style-name="T8">ays </text:span></text:p>
            <text:p text:style-name="P24"><text:placeholder text:placeholder-type="text">&lt;/if&gt;</text:placeholder></text:p>
          </table:table-cell>
          <table:table-cell table:style-name="Table2.A1" office:value-type="string">
            <text:p text:style-name="P10">Sex</text:p>
          </table:table-cell>
          <table:table-cell table:style-name="Table2.A1" office:value-type="string">
            <text:p text:style-name="P9"><text:placeholder text:placeholder-type="text">&lt;if test="test.patient.gender=='f'"&gt;</text:placeholder></text:p>
            <text:p text:style-name="P9">Female</text:p>
            <text:p text:style-name="P9"><text:placeholder text:placeholder-type="text">&lt;/if&gt;</text:placeholder></text:p>
            <text:p text:style-name="P9"><text:placeholder text:placeholder-type="text">&lt;if test="test.patient.gender=='m'"&gt;</text:placeholder></text:p>
            <text:p text:style-name="P9">Male</text:p>
            <text:p text:style-name="P9"><text:placeholder text:placeholder-type="text">&lt;/if&gt;</text:placeholder></text:p>
          </table:table-cell>
        </table:table-row>
      </table:table>
      <text:p text:style-name="P9"><text:placeholder text:placeholder-type="text">&lt;if test="test.requestor"&gt;</text:placeholder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row>
          <table:table-cell table:style-name="Tabla4.A1" office:value-type="string">
            <text:p text:style-name="P10">Doctor:</text:p>
          </table:table-cell>
          <table:table-cell table:style-name="Tabla4.A1" office:value-type="string">
            <text:p text:style-name="P13"><text:placeholder text:placeholder-type="text">&lt;test.requestor.name.lastname&gt;</text:placeholder>, <text:placeholder text:placeholder-type="text">&lt;test.requestor.name.name&gt;</text:placeholder></text:p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11"/>
          </table:table-cell>
          <table:table-cell table:style-name="Tabla4.A1" office:value-type="string">
            <text:p text:style-name="P10"/>
          </table:table-cell>
          <table:table-cell table:style-name="Tabla4.A1" office:value-type="string">
            <text:p text:style-name="P9"/>
          </table:table-cell>
        </table:table-row>
      </table:table>
      <text:p text:style-name="P9"><text:placeholder text:placeholder-type="text">&lt;/if&gt;</text:placeholder></text:p>
      <table:table table:name="Tabla8" table:style-name="Tabla8">
        <table:table-column table:style-name="Tabla8.A"/>
        <table:table-row>
          <table:table-cell table:style-name="Tabla8.A1" office:value-type="string">
            <table:table table:name="Tabla10" table:style-name="Tabla10">
              <table:table-column table:style-name="Tabla10.A"/>
              <table:table-row>
                <table:table-cell table:style-name="Tabla10.A1" office:value-type="string">
                  <text:p text:style-name="P14"><text:placeholder text:placeholder-type="text">&lt;test.test.name&gt;</text:placeholder></text:p>
                </table:table-cell>
              </table:table-row>
            </table:table>
            <table:table table:name="Tabla11" table:style-name="Tabla11">
              <table:table-column table:style-name="Tabla11.A"/>
              <table:table-column table:style-name="Tabla11.B" table:number-columns-repeated="2"/>
              <table:table-column table:style-name="Tabla11.D"/>
              <table:table-column table:style-name="Tabla11.E"/>
              <table:table-column table:style-name="Tabla11.F"/>
              <table:table-row table:style-name="Tabla11.1">
                <table:table-cell table:style-name="Tabla11.A1" office:value-type="string">
                  <text:p text:style-name="P14">Analyte</text:p>
                </table:table-cell>
                <table:table-cell table:style-name="Tabla11.A1" office:value-type="string">
                  <text:p text:style-name="P14">Value</text:p>
                </table:table-cell>
                <table:table-cell table:style-name="Tabla11.A1" office:value-type="string">
                  <text:p text:style-name="P14"><text:s/>Reference</text:p>
                </table:table-cell>
                <table:table-cell table:style-name="Tabla11.A1" office:value-type="string">
                  <text:p text:style-name="P14">Units</text:p>
                </table:table-cell>
                <table:table-cell table:style-name="Tabla11.A1" office:value-type="string">
                  <text:p text:style-name="P14">Result</text:p>
                </table:table-cell>
                <table:table-cell table:style-name="Tabla11.A1" office:value-type="string">
                  <text:p text:style-name="P14">Remarks</text:p>
                </table:table-cell>
              </table:table-row>
            </table:table>
            <text:p text:style-name="P15"/>
          </table:table-cell>
        </table:table-row>
      </table:table>
      <text:p text:style-name="P11"><text:placeholder text:placeholder-type="text">&lt;for each="case in test.critearea"&gt;</text:placeholder></text:p>
      <text:p text:style-name="P11"><text:placeholder text:placeholder-type="text">&lt;if test="case.excluded==0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column table:style-name="Tabla5.F"/>
        <table:table-row table:style-name="Tabla5.1">
          <table:table-cell table:style-name="Tabla5.A1" office:value-type="string">
            <text:p text:style-name="P17"><text:placeholder text:placeholder-type="text">&lt;if test="case.warning"&gt;</text:placeholder></text:p>
            <text:p text:style-name="P19"><text:placeholder text:placeholder-type="text">&lt;case.name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8"><text:placeholder text:placeholder-type="text">&lt;case.name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7"><text:placeholder text:placeholder-type="text">&lt;if test="case.warning"&gt;</text:placeholder></text:p>
            <text:p text:style-name="P20"><text:placeholder text:placeholder-type="text">&lt;case.result&gt;</text:placeholder></text:p>
            <text:p text:style-name="P20"><text:placeholder text:placeholder-type="text">&lt;/if&gt;</text:placeholder></text:p>
            <text:p text:style-name="P17"><text:placeholder text:placeholder-type="text">&lt;if test="case.warning==0"&gt;</text:placeholder></text:p>
            <text:p text:style-name="P17"><text:placeholder text:placeholder-type="text">&lt;case.result&gt;</text:placeholder></text:p>
            <text:p text:style-name="P20"><text:placeholder text:placeholder-type="text">&lt;/if&gt;</text:placeholder></text:p>
          </table:table-cell>
          <table:table-cell table:style-name="Tabla5.A1" office:value-type="string">
            <text:p text:style-name="P12"><text:placeholder text:placeholder-type="text">&lt;case.normal_range&gt;</text:placeholder></text:p>
          </table:table-cell>
          <table:table-cell table:style-name="Tabla5.A1" office:value-type="string">
            <text:p text:style-name="P12"><text:placeholder text:placeholder-type="text">&lt;case.units and case.units.name&gt;</text:placeholder></text:p>
          </table:table-cell>
          <table:table-cell table:style-name="Tabla5.A1" office:value-type="string">
            <text:p text:style-name="P12"><text:placeholder text:placeholder-type="text">&lt;case.result_text&gt;</text:placeholder></text:p>
          </table:table-cell>
          <table:table-cell table:style-name="Tabla5.A1" office:value-type="string">
            <text:p text:style-name="P12"><text:placeholder text:placeholder-type="text">&lt;case.remarks&gt;</text:placeholder></text:p>
          </table:table-cell>
        </table:table-row>
      </table:table>
      <text:p text:style-name="P11"><text:placeholder text:placeholder-type="text">&lt;/if&gt;</text:placeholder></text:p>
      <text:p text:style-name="P11"><text:soft-page-break/><text:placeholder text:placeholder-type="text">&lt;/for&gt;</text:placeholder>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2"/>
          </table:table-cell>
          <table:table-cell table:style-name="Tabla9.A1" office:value-type="string">
            <text:p text:style-name="P1"/>
          </table:table-cell>
        </table:table-row>
      </table:table>
      <text:p text:style-name="P9"><text:placeholder text:placeholder-type="text">&lt;if test="test.pathologist"&gt;</text:placeholder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Pathologist</text:p>
          </table:table-cell>
          <table:table-cell table:style-name="Tabla1.A1" office:value-type="string">
            <text:p text:style-name="P4"><text:placeholder text:placeholder-type="text">&lt;test.pathologist.name.lastname&gt;</text:placeholder>, <text:placeholder text:placeholder-type="text">&lt;test.pathologist.name.name&gt;</text:placeholder></text:p>
          </table:table-cell>
        </table:table-row>
      </table:table>
      <text:p text:style-name="P9"><text:placeholder text:placeholder-type="text">&lt;/if&gt;</text:placeholder>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5">Diagnosis</text:p>
          </table:table-cell>
          <table:table-cell table:style-name="Tabla2.A1" office:value-type="string">
            <text:p text:style-name="P6"><text:placeholder text:placeholder-type="text">&lt;test.diagnosis&gt;</text:placeholder></text:p>
            <text:p text:style-name="P6"/>
          </table:table-cell>
        </table:table-row>
        <table:table-row>
          <table:table-cell table:style-name="Tabla2.A1" office:value-type="string">
            <text:p text:style-name="P5">Results</text:p>
          </table:table-cell>
          <table:table-cell table:style-name="Tabla2.A1" office:value-type="string">
            <text:p text:style-name="P6"><text:placeholder text:placeholder-type="text">&lt;test.results&gt;</text:placeholder></text:p>
          </table:table-cell>
        </table:table-row>
        <table:table-row>
          <table:table-cell table:style-name="Tabla2.A1" office:value-type="string">
            <text:p text:style-name="P2">Signature</text:p>
          </table:table-cell>
          <table:table-cell table:style-name="Tabla2.A1" office:value-type="string">
            <text:p text:style-name="P1">____________________________</text:p>
          </table:table-cell>
        </table:table-row>
      </table:table>
      <text:p text:style-name="P1"/>
      <text:p text:style-name="P1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DejaVu Sans Mono" svg:font-family="'DejaVu Sans Mono'" style:font-family-generic="modern" style:font-pitch="fixed"/>
    <style:font-face style:name="Cantarell" svg:font-family="Cantarell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meta:creation-date>2009-11-21T22:44:03</meta:creation-date>
    <dc:date>2016-01-11T01:42:21.016727623</dc:date>
    <meta:editing-cycles>188</meta:editing-cycles>
    <meta:editing-duration>PT10H6M17S</meta:editing-duration>
    <meta:document-statistic meta:table-count="10" meta:image-count="0" meta:object-count="0" meta:page-count="2" meta:paragraph-count="67" meta:word-count="109" meta:character-count="1161" meta:non-whitespace-character-count="1114"/>
    <meta:user-defined meta:name="Info 1">http://localhost:8069</meta:user-defined>
    <meta:user-defined meta:name="Info 2">admin</meta:user-defined>
    <meta:user-defined meta:name="Info 3">820</meta:user-defined>
    <meta:user-defined meta:name="Info 4">medical.patient</meta:user-defined>
  </office:meta>
</office:document-meta>
</file>